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officeooo:rsid="000f37d6" officeooo:paragraph-rsid="000f37d6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0f37d6" officeooo:paragraph-rsid="000f37d6" style:font-size-asian="20pt" style:font-size-complex="20pt"/>
    </style:style>
    <style:style style:name="P3" style:family="paragraph" style:parent-style-name="Text_20_body" style:list-style-name="L12">
      <style:paragraph-properties fo:text-align="start" style:justify-single-word="false"/>
      <style:text-properties officeooo:paragraph-rsid="001717c7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22pt" fo:font-weight="bold" officeooo:rsid="00113c57" officeooo:paragraph-rsid="0015abab" style:font-size-asian="19.25pt" style:font-weight-asian="bold" style:font-size-complex="2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22pt" fo:font-weight="bold" officeooo:rsid="001717c7" officeooo:paragraph-rsid="001717c7" style:font-size-asian="19.25pt" style:font-weight-asian="bold" style:font-size-complex="2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22pt" fo:font-weight="bold" officeooo:rsid="0017b72a" officeooo:paragraph-rsid="0017b72a" style:font-size-asian="19.25pt" style:font-weight-asian="bold" style:font-size-complex="22pt" style:font-weight-complex="bold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paragraph-rsid="0015abab"/>
    </style:style>
    <style:style style:name="P8" style:family="paragraph" style:parent-style-name="Table_20_Contents" style:list-style-name="L3">
      <style:paragraph-properties fo:text-align="start" style:justify-single-word="false"/>
      <style:text-properties officeooo:paragraph-rsid="0015abab"/>
    </style:style>
    <style:style style:name="P9" style:family="paragraph" style:parent-style-name="Table_20_Contents">
      <style:paragraph-properties fo:text-align="start" style:justify-single-word="false"/>
      <style:text-properties officeooo:paragraph-rsid="0015abab"/>
    </style:style>
    <style:style style:name="P10" style:family="paragraph" style:parent-style-name="Table_20_Contents" style:list-style-name="L5">
      <style:paragraph-properties fo:text-align="start" style:justify-single-word="false"/>
      <style:text-properties officeooo:paragraph-rsid="0015abab"/>
    </style:style>
    <style:style style:name="P11" style:family="paragraph" style:parent-style-name="Table_20_Contents" style:list-style-name="L7">
      <style:paragraph-properties fo:text-align="start" style:justify-single-word="false"/>
      <style:text-properties officeooo:paragraph-rsid="001717c7"/>
    </style:style>
    <style:style style:name="P12" style:family="paragraph" style:parent-style-name="Table_20_Contents" style:list-style-name="L12">
      <style:paragraph-properties fo:text-align="start" style:justify-single-word="false"/>
      <style:text-properties officeooo:paragraph-rsid="001717c7"/>
    </style:style>
    <style:style style:name="P13" style:family="paragraph" style:parent-style-name="Table_20_Contents" style:list-style-name="L15">
      <style:paragraph-properties fo:text-align="start" style:justify-single-word="false"/>
      <style:text-properties officeooo:paragraph-rsid="0017b72a"/>
    </style:style>
    <style:style style:name="P14" style:family="paragraph" style:parent-style-name="Table_20_Contents">
      <style:paragraph-properties fo:text-align="start" style:justify-single-word="false"/>
      <style:text-properties officeooo:paragraph-rsid="0017b72a"/>
    </style:style>
    <style:style style:name="P15" style:family="paragraph" style:parent-style-name="Table_20_Contents">
      <style:paragraph-properties fo:text-align="start" style:justify-single-word="false"/>
      <style:text-properties officeooo:rsid="0015abab" officeooo:paragraph-rsid="0015abab"/>
    </style:style>
    <style:style style:name="P16" style:family="paragraph" style:parent-style-name="Table_20_Contents" style:list-style-name="L3">
      <style:paragraph-properties fo:text-align="start" style:justify-single-word="false"/>
      <style:text-properties style:font-name="Liberation Serif" officeooo:paragraph-rsid="0015abab"/>
    </style:style>
    <style:style style:name="P17" style:family="paragraph" style:parent-style-name="Table_20_Contents" style:list-style-name="L4">
      <style:paragraph-properties fo:text-align="start" style:justify-single-word="false"/>
      <style:text-properties style:font-name="Liberation Serif" fo:font-size="16pt" fo:font-weight="normal" officeooo:rsid="0015abab" officeooo:paragraph-rsid="0015abab" style:font-size-asian="14pt" style:font-weight-asian="normal" style:font-size-complex="1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6pt" fo:font-weight="normal" officeooo:rsid="001717c7" officeooo:paragraph-rsid="001717c7" style:font-size-asian="14pt" style:font-weight-asian="normal" style:font-size-complex="16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6pt" fo:font-weight="normal" officeooo:rsid="0017b72a" officeooo:paragraph-rsid="0017b72a" style:font-size-asian="14pt" style:font-weight-asian="normal" style:font-size-complex="16pt" style:font-weight-complex="normal"/>
    </style:style>
    <style:style style:name="P20" style:family="paragraph" style:parent-style-name="Table_20_Contents" style:list-style-name="L15">
      <style:paragraph-properties fo:text-align="start" style:justify-single-word="false"/>
      <style:text-properties officeooo:rsid="001a57c3" officeooo:paragraph-rsid="001a57c3"/>
    </style:style>
    <style:style style:name="P21" style:family="paragraph" style:parent-style-name="Table_20_Contents">
      <style:paragraph-properties fo:text-align="start" style:justify-single-word="false" fo:break-before="page"/>
      <style:text-properties style:font-name="Ubuntu" fo:font-size="22pt" fo:font-weight="bold" officeooo:rsid="0015abab" officeooo:paragraph-rsid="0015abab" style:font-size-asian="19.25pt" style:font-weight-asian="bold" style:font-size-complex="22pt" style:font-weight-complex="bold"/>
    </style:style>
    <style:style style:name="T1" style:family="text">
      <style:text-properties officeooo:rsid="0010a9cc"/>
    </style:style>
    <style:style style:name="T2" style:family="text">
      <style:text-properties style:font-name="Ubuntu" fo:font-size="16pt" fo:font-weight="normal" officeooo:rsid="0011d835" style:font-size-asian="16pt" style:font-weight-asian="normal" style:font-size-complex="16pt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113c57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1d835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42dca" style:font-size-asian="16pt" style:font-weight-asian="normal" style:font-size-complex="16pt" style:font-weight-complex="normal"/>
    </style:style>
    <style:style style:name="T7" style:family="text">
      <style:text-properties fo:font-size="16pt" style:font-size-asian="14pt" style:font-size-complex="16pt"/>
    </style:style>
    <style:style style:name="T8" style:family="text">
      <style:text-properties style:font-name="Liberation Serif" fo:font-size="16pt" fo:font-weight="normal" style:font-size-asian="14pt" style:font-weight-asian="normal" style:font-size-complex="16pt" style:font-weight-complex="normal"/>
    </style:style>
    <style:style style:name="T9" style:family="text">
      <style:text-properties style:font-name="Liberation Serif" fo:font-size="16pt" fo:font-weight="normal" officeooo:rsid="0015abab" style:font-size-asian="14pt" style:font-weight-asian="normal" style:font-size-complex="16pt" style:font-weight-complex="normal"/>
    </style:style>
    <style:style style:name="T10" style:family="text">
      <style:text-properties style:font-name="Liberation Serif" fo:font-size="16pt" fo:font-weight="normal" officeooo:rsid="001717c7" style:font-size-asian="14pt" style:font-weight-asian="normal" style:font-size-complex="16pt" style:font-weight-complex="normal"/>
    </style:style>
    <style:style style:name="T11" style:family="text">
      <style:text-properties style:font-name="Liberation Serif" fo:font-size="16pt" fo:font-weight="normal" officeooo:rsid="0017b72a" style:font-size-asian="14pt" style:font-weight-asian="normal" style:font-size-complex="16pt" style:font-weight-complex="normal"/>
    </style:style>
    <style:style style:name="T12" style:family="text">
      <style:text-properties style:font-name="Liberation Serif" fo:font-size="16pt" fo:font-weight="normal" officeooo:rsid="0018d5d3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BALANCER</text:p>
      <text:p text:style-name="P2">USING</text:p>
      <text:p text:style-name="P1">NGINX</text:p>
      <text:p text:style-name="P2">AND</text:p>
      <text:p text:style-name="P1">APACHE WEB SERVER</text:p>
      <text:p text:style-name="P1"/>
      <text:p text:style-name="P1"/>
      <text:p text:style-name="P1">By</text:p>
      <text:p text:style-name="P1">PRASAD R. YAMNURWAR</text:p>
      <text:p text:style-name="P1"><text:span text:style-name="T1">BT16CSE096</text:span> </text:p>
      <text:p text:style-name="P1"/>
      <text:p text:style-name="P1"/>
      <text:p text:style-name="P21">What is Load Balancing?</text:p>
      <text:list xml:id="list2717372703" text:style-name="L4">
        <text:list-header>
          <text:p text:style-name="P17"/>
        </text:list-header>
      </text:list>
      <text:p text:style-name="P4"/>
      <text:list xml:id="list571993695" text:style-name="L5">
        <text:list-item>
          <text:p text:style-name="P10"><text:span text:style-name="T10">It r</text:span><text:span text:style-name="T9">efers to efficiently distributing incoming network traffic across a group of backend servers, also known as a </text:span><text:span text:style-name="Emphasis"><text:span text:style-name="T9">server farm</text:span></text:span><text:span text:style-name="T9"> or </text:span><text:span text:style-name="Emphasis"><text:span text:style-name="T9">server pool</text:span></text:span><text:span text:style-name="T9">.</text:span></text:p>
        </text:list-item>
        <text:list-item>
          <text:p text:style-name="P10"><text:span text:style-name="T10">It </text:span><text:span text:style-name="T9">acts as the “traffic cop” sitting in front of your servers and routing client requests across all servers capable of fulfilling those requests in a manner that maximizes speed and capacity utilization and ensures that no one server is overworked, which could degrade performance.</text:span></text:p>
        </text:list-item>
        <text:list-item>
          <text:p text:style-name="P10"><text:span text:style-name="T9">If a single server goes down, the load balancer redirects traffic to the remaining online servers. When a new server is added to the server group, the load balancer automatically starts to send requests to it.</text:span></text:p>
        </text:list-item>
      </text:list>
      <text:p text:style-name="P4"/>
      <text:p text:style-name="P5">Why Load Balancing?</text:p>
      <text:p text:style-name="P5"/>
      <text:list xml:id="list1890940268" text:style-name="L7">
        <text:list-item>
          <text:p text:style-name="P11"><text:span text:style-name="T10">Modern high-traffic websites must serve hundreds of thousands, if not millions, of concurrent requests from users or clients and return the correct text, images, video, or application data, all in a fast and reliable manner. To cost-effectively scale to meet these high volumes, modern computing best practice generally requires adding more servers.</text:span></text:p>
        </text:list-item>
      </text:list>
      <text:p text:style-name="P5"/>
      <text:p text:style-name="P5">What does it do?</text:p>
      <text:p text:style-name="P5"/>
      <text:list xml:id="list3261114480" text:style-name="L12">
        <text:list-item>
          <text:p text:style-name="P12"><text:span text:style-name="T10">Distributes client requests or network load efficiently across multiple servers</text:span></text:p>
        </text:list-item>
        <text:list-item>
          <text:p text:style-name="P12"><text:span text:style-name="T10">Ensures high availability and reliability by sending requests only to servers that are online.</text:span></text:p>
        </text:list-item>
        <text:list-item>
          <text:p text:style-name="P3"><text:span text:style-name="T7">Provides the flexibility to add or subtract servers as demand dictates.</text:span></text:p>
        </text:list-item>
      </text:list>
      <text:p text:style-name="P18"/>
      <text:p text:style-name="P18"/>
      <text:p text:style-name="P18"/>
      <text:p text:style-name="P18"/>
      <text:p text:style-name="P6"><text:soft-page-break/>What is NGINX?</text:p>
      <text:list xml:id="list1213326196" text:style-name="L15">
        <text:list-item>
          <text:p text:style-name="P13"><text:span text:style-name="T11">It is a </text:span><text:span text:style-name="T12">web server</text:span><text:span text:style-name="T11"> which can also be used as a </text:span><text:span text:style-name="T12">reverse proxy,</text:span><text:span text:style-name="T11"> </text:span><text:span text:style-name="T12">load balancer,</text:span><text:span text:style-name="T11"> </text:span><text:span text:style-name="T12">mail proxy</text:span><text:span text:style-name="T11"> and </text:span><text:span text:style-name="T12">HTTP cache</text:span><text:span text:style-name="T11">.</text:span></text:p>
        </text:list-item>
        <text:list-item>
          <text:p text:style-name="P13"><text:span text:style-name="T11">Nginx is </text:span><text:span text:style-name="T12">free and open-source software</text:span><text:span text:style-name="T11">.</text:span></text:p>
        </text:list-item>
        <text:list-item>
          <text:p text:style-name="P20"><text:span text:style-name="T8"/></text:p>
        </text:list-item>
      </text:list>
      <text:p text:style-name="P14"><text:span text:style-name="T11"/></text:p>
      <text:p text:style-name="P14"><text:span text:style-name="T11"/></text:p>
      <text:p text:style-name="P14"><text:span text:style-name="T11"/></text:p>
      <text:p text:style-name="P6">How does it work?</text:p>
      <text:p text:style-name="P19"/>
      <text:p text:style-name="P6"/>
      <text:p text:style-name="P4">What is Apache Web Server?</text:p>
      <text:p text:style-name="P4"/>
      <text:list xml:id="list1563101618" text:style-name="L1">
        <text:list-item>
          <text:p text:style-name="P7"><text:span text:style-name="T5">It </text:span><text:span text:style-name="T3">is a </text:span><text:span text:style-name="T4">free and open-source cross-platform web server.</text:span></text:p>
        </text:list-item>
      </text:list>
      <text:list xml:id="list1681322248" text:style-name="L3">
        <text:list-item>
          <text:p text:style-name="P8"><text:span text:style-name="T5">It </text:span><text:span text:style-name="T4">is developed and maintained by an open community of developers under </text:span><text:span text:style-name="T5">t</text:span><text:span text:style-name="T4">he auspices of the </text:span><text:span text:style-name="T5">Apache Software Foundation.</text:span></text:p>
        </text:list-item>
        <text:list-item>
          <text:p text:style-name="P8"><text:span text:style-name="T5">Apache supports a variety of features, many implemented as </text:span><text:span text:style-name="T6">compiled modules</text:span><text:span text:style-name="T5"> which extend the core functionality.</text:span></text:p>
        </text:list-item>
        <text:list-item>
          <text:p text:style-name="P16"><text:span text:style-name="T5">supporting </text:span><text:span text:style-name="T6">server-side</text:span><text:span text:style-name="T5"> programming languages such as </text:span><text:span text:style-name="T6">Perl</text:span><text:span text:style-name="T5">, </text:span><text:span text:style-name="T6">Python</text:span><text:span text:style-name="T5">, </text:span><text:span text:style-name="T6">Tcl</text:span><text:span text:style-name="T5"> and </text:span><text:span text:style-name="T6">PHP</text:span><text:span text:style-name="T5">.</text:span></text:p>
        </text:list-item>
        <text:list-item>
          <text:p text:style-name="P16"><text:span text:style-name="T5"/></text:p>
        </text:list-item>
      </text:list>
      <text:p text:style-name="P9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5:59:04.155266265</meta:creation-date>
    <dc:date>2018-08-31T20:54:31.666657024</dc:date>
    <meta:editing-duration>PT19M29S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3" meta:paragraph-count="30" meta:word-count="325" meta:character-count="1938" meta:non-whitespace-character-count="1655"/>
  </office:meta>
</office:document-meta>
</file>